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950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2cm" fo:margin-bottom="0.2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6.3cm" svg:height="8cm" svg:x="2.5cm" svg:y="1.2cm">
          <text:p text:style-name="P1"><text:span text:style-name="T1">Rocket</text:span></text:p>
          <text:p text:style-name="P1"><text:span text:style-name="T2"/></text:p>
          <text:p text:style-name="P1"><text:span text:style-name="T2">Play</text:span></text:p>
          <text:p text:style-name="P1"><text:span text:style-name="T2">Introduction</text:span></text:p>
          <text:p text:style-name="P1"><text:span text:style-name="T2">Settings</text:span></text:p>
          <text:p text:style-name="P1"><text:span text:style-name="T2"/></text:p>
          <text:p text:style-name="P1"><text:span text:style-name="T2">Exit</text:span></text:p>
          <text:p text:style-name="P1"><text:span text:style-name="T2"/></text:p>
          <text:p text:style-name="P1"><text:span text:style-name="T2">Version 1.x</text:span></text:p>
        </draw:rect>
        <draw:circle draw:style-name="gr1" draw:text-style-name="P2" xml:id="id9" draw:id="id9" draw:layer="layout" svg:width="1cm" svg:height="1cm" svg:x="0.3cm" svg:y="2.5cm">
          <text:p text:style-name="P2"><text:span text:style-name="T3">Start</text:span></text:p>
        </draw:circle>
        <draw:rect draw:style-name="gr1" draw:text-style-name="P1" xml:id="id2" draw:id="id2" draw:layer="layout" svg:width="6.7cm" svg:height="9cm" svg:x="12.9cm" svg:y="0.1cm">
          <text:p text:style-name="P1"><text:span text:style-name="T1">Level Menu</text:span></text:p>
          <text:p text:style-name="P1"><text:span text:style-name="T2"/></text:p>
          <text:p text:style-name="P1"><text:span text:style-name="T2">Level 1</text:span></text:p>
          <text:p text:style-name="P1"><text:span text:style-name="T2">Level 2</text:span></text:p>
          <text:p text:style-name="P1"><text:span text:style-name="T2">Level 3</text:span></text:p>
          <text:p text:style-name="P1"><text:span text:style-name="T2">Level X</text:span></text:p>
          <text:p text:style-name="P1"><text:span text:style-name="T2">...</text:span></text:p>
        </draw:rect>
        <draw:connector draw:style-name="gr2" draw:text-style-name="P4" draw:layer="layout" draw:type="line" svg:x1="8.8cm" svg:y1="5.2cm" svg:x2="12.9cm" svg:y2="4.6cm" draw:start-shape="id1" draw:end-shape="id2" svg:d="m8800 5200 4100-600">
          <text:p text:style-name="P3"/>
          <text:p text:style-name="P3">On Play</text:p>
        </draw:connector>
        <draw:rect draw:style-name="gr1" draw:text-style-name="P1" xml:id="id3" draw:id="id3" draw:layer="layout" svg:width="6cm" svg:height="7.4cm" svg:x="0.2cm" svg:y="15.7cm">
          <text:p text:style-name="P1"><text:span text:style-name="T1">Settings</text:span></text:p>
          <text:p text:style-name="P1"><text:span text:style-name="T2"/></text:p>
          <text:p text:style-name="P1"><text:span text:style-name="T2">Lautstärke 1—10</text:span></text:p>
          <text:p text:style-name="P1"><text:span text:style-name="T2">Gamma 1---10</text:span></text:p>
          <text:p text:style-name="P1"><text:span text:style-name="T2">Sprache DE</text:span></text:p>
          <text:p text:style-name="P1"><text:span text:style-name="T2">Spielername: Max</text:span></text:p>
          <text:p text:style-name="P1"><text:span text:style-name="T2">Schwierigkeitsgrad: Mittel</text:span></text:p>
          <text:p text:style-name="P1"><text:span text:style-name="T2"/></text:p>
          <text:p text:style-name="P1"><text:span text:style-name="T2">Main Menü</text:span></text:p>
        </draw:rect>
        <draw:connector draw:style-name="gr3" draw:text-style-name="P5" draw:layer="layout" draw:type="line" svg:x1="5.65cm" svg:y1="9.2cm" svg:x2="3.2cm" svg:y2="15.7cm" draw:start-shape="id1" draw:end-shape="id3" svg:d="m5650 9200-2450 6500">
          <text:p text:style-name="P5">On Settings</text:p>
        </draw:connector>
        <draw:rect draw:style-name="gr1" draw:text-style-name="P1" xml:id="id6" draw:id="id6" draw:layer="layout" svg:width="5.5cm" svg:height="6cm" svg:x="15.1cm" svg:y="21.3cm">
          <text:p text:style-name="P1"><text:span text:style-name="T1">Finish</text:span></text:p>
          <text:p text:style-name="P1"><text:span text:style-name="T2"/></text:p>
          <text:p text:style-name="P1"><text:span text:style-name="T2">Time: 10:13:42</text:span></text:p>
          <text:p text:style-name="P1"><text:span text:style-name="T2">Score: 2394</text:span></text:p>
          <text:p text:style-name="P1"><text:span text:style-name="T2">Alerts: 2</text:span></text:p>
          <text:p text:style-name="P1"><text:span text:style-name="T2">Bonus Found: 3</text:span></text:p>
          <text:p text:style-name="P1"><text:span text:style-name="T2"/></text:p>
          <text:p text:style-name="P1"><text:span text:style-name="T2">Back to Main Menu</text:span></text:p>
          <text:p text:style-name="P1"><text:span text:style-name="T2">...</text:span></text:p>
        </draw:rect>
        <draw:rect draw:style-name="gr1" draw:text-style-name="P1" xml:id="id4" draw:id="id4" draw:layer="layout" svg:width="4.8cm" svg:height="5.1cm" svg:x="7.4cm" svg:y="21.7cm">
          <text:p text:style-name="P1"><text:span text:style-name="T1">Pause</text:span></text:p>
          <text:p text:style-name="P1"><text:span text:style-name="T2"/></text:p>
          <text:p text:style-name="P1"><text:span text:style-name="T2">Continue</text:span></text:p>
          <text:p text:style-name="P1"><text:span text:style-name="T2"/></text:p>
          <text:p text:style-name="P1"><text:span text:style-name="T2">Back to Main Menu</text:span></text:p>
        </draw:rect>
        <draw:rect draw:style-name="gr1" draw:text-style-name="P5" xml:id="id7" draw:id="id7" draw:layer="layout" svg:width="6.4cm" svg:height="2.7cm" svg:x="13.6cm" svg:y="10.5cm">
          <text:p text:style-name="P5"><text:span text:style-name="T4">Loading Screen..</text:span></text:p>
        </draw:rect>
        <draw:connector draw:style-name="gr2" draw:text-style-name="P5" draw:layer="layout" draw:type="line" svg:x1="9.8cm" svg:y1="21.7cm" svg:x2="5.65cm" svg:y2="9.2cm" draw:start-shape="id4" draw:end-shape="id1" svg:d="m9800 21700-4150-12500">
          <text:p text:style-name="P5">On Back to Main</text:p>
        </draw:connector>
        <draw:rect draw:style-name="gr4" draw:text-style-name="P5" xml:id="id5" draw:id="id5" draw:layer="layout" svg:width="6.5cm" svg:height="1.5cm" svg:x="14.6cm" svg:y="15.7cm">
          <text:p text:style-name="P5"><text:span text:style-name="T4">During Gameplay</text:span></text:p>
        </draw:rect>
        <draw:connector draw:style-name="gr2" draw:text-style-name="P5" draw:layer="layout" draw:type="line" svg:x1="17.85cm" svg:y1="17.2cm" svg:x2="17.85cm" svg:y2="21.3cm" draw:start-shape="id5" draw:end-shape="id6" svg:d="m17850 17200v4100">
          <text:p text:style-name="P5">Finish Game</text:p>
          <text:p text:style-name="P5"/>
        </draw:connector>
        <draw:connector draw:style-name="gr3" draw:text-style-name="P5" draw:layer="layout" draw:type="line" svg:x1="9.8cm" svg:y1="21.7cm" svg:x2="14.6cm" svg:y2="16.45cm" draw:start-shape="id4" draw:end-shape="id5" svg:d="m9800 21700 4800-5250">
          <text:p text:style-name="P5">On hit Pause button</text:p>
        </draw:connector>
        <draw:connector draw:style-name="gr2" draw:text-style-name="P5" draw:layer="layout" draw:type="line" svg:x1="16.8cm" svg:y1="13.2cm" svg:x2="17.85cm" svg:y2="15.7cm" draw:start-shape="id7" draw:end-shape="id5" svg:d="m16800 13200 1050 2500">
          <text:p text:style-name="P5">After level is loaded</text:p>
        </draw:connector>
        <draw:connector draw:style-name="gr2" draw:text-style-name="P5" draw:layer="layout" draw:type="line" svg:x1="16.25cm" svg:y1="9.1cm" svg:x2="16.8cm" svg:y2="10.5cm" draw:start-shape="id2" draw:end-shape="id7" svg:d="m16250 9100 550 1400">
          <text:p text:style-name="P5">On Level click</text:p>
        </draw:connector>
        <draw:connector draw:style-name="gr2" draw:text-style-name="P5" draw:layer="layout" draw:type="line" svg:x1="17.85cm" svg:y1="21.3cm" svg:x2="5.65cm" svg:y2="9.2cm" draw:start-shape="id6" draw:end-shape="id1" svg:d="m17850 21300-12200-12100">
          <text:p text:style-name="P5">On „Back to Main Menu“</text:p>
        </draw:connector>
        <draw:circle draw:style-name="gr1" draw:text-style-name="P2" xml:id="id8" draw:id="id8" draw:layer="layout" svg:width="1cm" svg:height="1cm" svg:x="0cm" svg:y="5.5cm">
          <text:p text:style-name="P2"><text:span text:style-name="T3">Finish</text:span></text:p>
        </draw:circle>
        <draw:connector draw:style-name="gr5" draw:text-style-name="P5" draw:layer="layout" draw:type="line" svg:x1="2.5cm" svg:y1="5.2cm" svg:x2="0.5cm" svg:y2="5.5cm" draw:start-shape="id1" draw:end-shape="id8" draw:end-glue-point="0" svg:d="m2500 5200-2000 300">
          <text:p/>
        </draw:connector>
        <draw:connector draw:style-name="gr5" draw:text-style-name="P5" draw:layer="layout" draw:type="line" svg:x1="1.3cm" svg:y1="3cm" svg:x2="2.5cm" svg:y2="5.2cm" draw:start-shape="id9" draw:start-glue-point="1" draw:end-shape="id1" svg:d="m1300 3000 1200 2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fsbfdb rr</meta:initial-creator>
    <meta:creation-date>2014-10-24T08:13:25.51</meta:creation-date>
    <dc:date>2014-10-24T08:50:22.86</dc:date>
    <dc:creator>dfsbfdb rr</dc:creator>
    <meta:editing-duration>PT37M</meta:editing-duration>
    <meta:editing-cycles>3</meta:editing-cycles>
    <meta:generator>OpenOffice.org/3.4.1$Win32 OpenOffice.org_project/341m1$Build-9593</meta:generator>
    <meta:document-statistic meta:object-count="19"/>
  </office:meta>
</office:document-meta>
</file>